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000000217B6C9685C.png" manifest:media-type="image/png"/>
  <manifest:file-entry manifest:full-path="Pictures/10000201000000500000005C26CF9131.png" manifest:media-type="image/png"/>
  <manifest:file-entry manifest:full-path="Pictures/10000000000000910000008C868D6347.png" manifest:media-type="image/png"/>
  <manifest:file-entry manifest:full-path="Pictures/10000000000001E000000140BCAF583D.jpg" manifest:media-type="image/jpeg"/>
  <manifest:file-entry manifest:full-path="Pictures/10000000000001F400000177503FBC76.jpg" manifest:media-type="image/jpeg"/>
  <manifest:file-entry manifest:full-path="Pictures/100000000000010E00000081B4178707.gif" manifest:media-type="image/gif"/>
  <manifest:file-entry manifest:full-path="Pictures/10000000000001E0000000C8E6FE8EF9.jpg" manifest:media-type="image/jpeg"/>
  <manifest:file-entry manifest:full-path="Pictures/10000201000002E8000000DE829D772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Arial1" svg:font-family="Arial" style:font-pitch="variable"/>
    <style:font-face style:name="Liberation Sans2" svg:font-family="'Liberation San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textarea-horizontal-align="justify" draw:textarea-vertical-align="middle" draw:auto-grow-height="true" draw:auto-grow-width="false" fo:min-height="2cm" fo:min-width="20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cm"/>
    </style:style>
    <style:style style:name="P1" style:family="paragraph">
      <style:paragraph-properties fo:text-align="start"/>
    </style:style>
    <style:style style:name="P2" style:family="paragraph">
      <style:text-properties style:font-name="AR PL UKai CN" style:font-name-asian="AR PL UKai CN"/>
    </style:style>
    <style:style style:name="P3" style:family="paragraph">
      <style:paragraph-properties fo:text-align="center"/>
    </style:style>
    <style:style style:name="P4" style:family="paragraph">
      <style:text-properties fo:font-size="27.7000007629395pt"/>
    </style:style>
    <style:style style:name="T1" style:family="text">
      <style:text-properties style:font-name="AR PL UKai CN" style:font-name-asian="AR PL UKai CN"/>
    </style:style>
    <style:style style:name="T2" style:family="text">
      <style:text-properties fo:color="#ff3333" style:font-name="AR PL UKai CN" style:font-name-asian="AR PL UKai C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第一章 </text:span><text:span text:style-name="T1">Linux</text:span><text:span text:style-name="T1">概述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目标</text:span><text:span text:style-name="T1">:</text:span></text:p>
            <text:p text:style-name="P1"><text:span text:style-name="T1"><text:line-break/></text:span><text:span text:style-name="T1">介绍</text:span><text:span text:style-name="T1">Linux</text:span><text:span text:style-name="T1">操作系统</text:span><text:span text:style-name="T1">:</text:span></text:p>
            <text:p text:style-name="P1"><text:span text:style-name="T1"><text:line-break/></text:span><text:span text:style-name="T1">1)</text:span><text:span text:style-name="T1">了解</text:span><text:span text:style-name="T1">Linux</text:span><text:span text:style-name="T1">操作系统特点</text:span></text:p>
            <text:p text:style-name="P1"><text:span text:style-name="T1">2)</text:span><text:span text:style-name="T1">了解</text:span><text:span text:style-name="T1">Linux</text:span><text:span text:style-name="T1">操作系统发展趋势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什么是</text:span><text:span text:style-name="T1">Linux?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1" text:id="id1"><text:span text:style-name="T1">Linux</text:span><text:span text:style-name="T1">是一套开源、可自由传播的类</text:span><text:span text:style-name="T1">UNIX</text:span><text:span text:style-name="T1">操作系统</text:span></text:p>
              </text:list-item>
              <text:list-item>
                <text:p xml:id="id2" text:id="id2"><text:span text:style-name="T1">由</text:span><text:span text:style-name="T1">Linus Torvalds</text:span><text:span text:style-name="T1">于</text:span><text:span text:style-name="T1">1991</text:span><text:span text:style-name="T1">年开发</text:span></text:p>
              </text:list-item>
              <text:list-item>
                <text:p xml:id="id3" text:id="id3"><text:span text:style-name="T1">综合</text:span><text:span text:style-name="T1">Unix</text:span><text:span text:style-name="T1">系统的优点</text:span><text:span text:style-name="T1">:</text:span><text:span text:style-name="T1">多用户、多任务、支持多线程和多</text:span><text:span text:style-name="T1">CPU</text:span><text:span text:style-name="T1">的操作系统。</text:span></text:p>
              </text:list-item>
            </text:list>
          </draw:text-box>
        </draw:frame>
        <draw:frame draw:style-name="gr2" draw:text-style-name="P3" xml:id="id4" draw:id="id4" draw:layer="layout" svg:width="19.684cm" svg:height="5.873cm" svg:x="3.684cm" svg:y="11.176cm">
          <draw:image xlink:href="Pictures/10000201000002E8000000DE829D772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text-style-name="P2" draw:layer="layout" svg:width="20cm" svg:height="2cm" svg:x="1.4cm" svg:y="1.6cm" presentation:class="title">
          <draw:text-box>
            <text:p><text:span text:style-name="T1">Linux</text:span><text:span text:style-name="T1">操作系统的特点及优势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5" text:id="id5"><text:span text:style-name="T1">自由开源</text:span><text:span text:style-name="T1">,</text:span><text:span text:style-name="T1">代码公开</text:span></text:p>
              </text:list-item>
              <text:list-item>
                <text:p xml:id="id6" text:id="id6"><text:span text:style-name="T1">稳定</text:span><text:span text:style-name="T1">,</text:span><text:span text:style-name="T1">高效</text:span><text:span text:style-name="T1">,</text:span><text:span text:style-name="T1">安全</text:span></text:p>
              </text:list-item>
              <text:list-item>
                <text:p xml:id="id7" text:id="id7"><text:span text:style-name="T1">支持多处理器</text:span><text:span text:style-name="T1">,</text:span><text:span text:style-name="T1">适应性广泛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text-style-name="P2" draw:layer="layout" svg:width="20cm" svg:height="2cm" svg:x="1.4cm" svg:y="1.6cm" presentation:class="title">
          <draw:text-box>
            <text:p><text:span text:style-name="T1">Linux</text:span><text:span text:style-name="T1">系统应用现状</text:span></text:p>
          </draw:text-box>
        </draw:frame>
        <draw:frame presentation:style-name="pr5" draw:text-style-name="P2" draw:layer="layout" svg:width="25.2cm" svg:height="6.938cm" svg:x="1.4cm" svg:y="5cm" presentation:class="outline" presentation:user-transformed="true">
          <draw:text-box>
            <text:list text:style-name="L2">
              <text:list-item>
                <text:p xml:id="id8" text:id="id8"><text:span text:style-name="T1">大型网站及互联网产品服务器后台</text:span><text:span text:style-name="T1">(Google</text:span><text:span text:style-name="T1">、百度、</text:span><text:span text:style-name="T1">QQ</text:span><text:span text:style-name="T1">、淘宝等等，包括</text:span><text:span text:style-name="T2">百度地图、高德地图</text:span><text:span text:style-name="T1">)</text:span></text:p>
              </text:list-item>
              <text:list-item>
                <text:p xml:id="id9" text:id="id9"><text:span text:style-name="T1">嵌入式产品</text:span><text:span text:style-name="T1">(</text:span><text:span text:style-name="T1">机顶盒、</text:span><text:span text:style-name="T2">汽车导航</text:span><text:span text:style-name="T1">等等</text:span><text:span text:style-name="T1">)</text:span></text:p>
              </text:list-item>
              <text:list-item>
                <text:p xml:id="id10" text:id="id10"><text:span text:style-name="T1">移动设备</text:span><text:span text:style-name="T1">(</text:span><text:span text:style-name="T1">手机、平板电脑</text:span><text:span text:style-name="T1">)</text:span></text:p>
              </text:list-item>
              <text:list-item>
                <text:p xml:id="id11" text:id="id11"><text:span text:style-name="T1">个人电脑桌面</text:span></text:p>
              </text:list-item>
            </text:list>
          </draw:text-box>
        </draw:frame>
        <draw:frame draw:style-name="gr2" draw:text-style-name="P3" xml:id="id12" draw:id="id12" draw:layer="layout" svg:width="6.349cm" svg:height="2.794cm" svg:x="1.524cm" svg:y="12.446cm">
          <draw:image xlink:href="Pictures/10000000000001E0000000C8E6FE8EF9.jpg" xlink:type="simple" xlink:show="embed" xlink:actuate="onLoad">
            <text:p/>
          </draw:image>
        </draw:frame>
        <draw:frame draw:style-name="gr2" draw:text-style-name="P3" xml:id="id13" draw:id="id13" draw:layer="layout" svg:width="6.384cm" svg:height="3.302cm" svg:x="1.49cm" svg:y="16.002cm">
          <draw:image xlink:href="Pictures/100000000000010E00000081B4178707.gif" xlink:type="simple" xlink:show="embed" xlink:actuate="onLoad">
            <text:p/>
          </draw:image>
        </draw:frame>
        <draw:frame draw:style-name="gr2" draw:text-style-name="P3" xml:id="id14" draw:id="id14" draw:layer="layout" svg:width="8.636cm" svg:height="6.863cm" svg:x="18.288cm" svg:y="12.446cm">
          <draw:image xlink:href="Pictures/10000000000001F400000177503FBC76.jpg" xlink:type="simple" xlink:show="embed" xlink:actuate="onLoad">
            <text:p/>
          </draw:image>
        </draw:frame>
        <draw:frame draw:style-name="gr2" draw:text-style-name="P3" xml:id="id15" draw:id="id15" draw:layer="layout" svg:width="9.651cm" svg:height="7.112cm" svg:x="8.382cm" svg:y="12.446cm">
          <draw:image xlink:href="Pictures/10000000000001E000000140BCAF583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text-style-name="P2" draw:layer="layout" svg:width="20cm" svg:height="2cm" svg:x="1.4cm" svg:y="1.6cm" presentation:class="title" presentation:user-transformed="true">
          <draw:text-box>
            <text:p><text:span text:style-name="T1">自由软件</text:span><text:span text:style-name="T1">/</text:span><text:span text:style-name="T1">开源软件</text:span></text:p>
          </draw:text-box>
        </draw:frame>
        <draw:frame presentation:style-name="pr5" draw:text-style-name="P2" draw:layer="layout" svg:width="25.2cm" svg:height="14.812cm" svg:x="1.4cm" svg:y="5cm" presentation:class="outline" presentation:user-transformed="true">
          <draw:text-box>
            <text:list text:style-name="L2">
              <text:list-item>
                <text:p xml:id="id16" text:id="id16"><text:span text:style-name="T1">自由之零：不论目的为何，有使用该软件的自由。</text:span><text:span text:style-name="T1"><text:line-break/></text:span><text:span text:style-name="T1">自由之一：有研究该软件如何运作及改写该软件来符合使用者自身需求的自由。</text:span><text:span text:style-name="T1"><text:line-break/></text:span><text:span text:style-name="T1">自由之二：有重新散布该软件的自由，所以每个人都可以借由散布自由软件来帮助他人。</text:span><text:span text:style-name="T1"><text:line-break/></text:span><text:span text:style-name="T1">自由之三：有改善重用该软件的自由，且可以发布改进版供公众使用。</text:span></text:p>
              </text:list-item>
              <text:list-item>
                <text:p xml:id="id17" text:id="id17"><text:span text:style-name="T1">Free Software</text:span><text:span text:style-name="T1">是</text:span><text:span text:style-name="T2">自由</text:span><text:span text:style-name="T1">软件，不是</text:span><text:span text:style-name="T2">免费</text:span><text:span text:style-name="T1">软件，但在英文中</text:span><text:span text:style-name="T1">Free</text:span><text:span text:style-name="T1">一词易混淆。因此出现了“开源软件”</text:span><text:span text:style-name="T1">(Open Source Software)</text:span><text:span text:style-name="T1">一词</text:span></text:p>
              </text:list-item>
              <text:list-item>
                <text:p xml:id="id18" text:id="id18"><text:span text:style-name="T1">不允许用于商业用途的公开源代码</text:span><text:span text:style-name="T1"><text:line-break/></text:span><text:span text:style-name="T1">不属于开源软件</text:span></text:p>
              </text:list-item>
              <text:list-item>
                <text:p xml:id="id19" text:id="id19"><text:span text:style-name="T1">开源代码托管网站</text:span><text:span text:style-name="T1"><text:line-break/></text:span><text:span text:style-name="T1"><text:a xlink:href="http://code.google.com/" xlink:type="simple">http://code.google.com/</text:a></text:span><text:span text:style-name="T1"><text:line-break/></text:span><text:span text:style-name="T1"><text:a xlink:href="http://www.github.com/" xlink:type="simple">http://www.github.com/</text:a></text:span><text:span text:style-name="T1"><text:line-break/></text:span><text:span text:style-name="T1"><text:a xlink:href="http://www.sourceforge.net/" xlink:type="simple">http://www.sourceforge.net/</text:a></text:span><text:span text:style-name="T1"><text:line-break/></text:span><text:span text:style-name="T1"/></text:p>
              </text:list-item>
            </text:list>
          </draw:text-box>
        </draw:frame>
        <draw:frame draw:style-name="gr2" draw:text-style-name="P3" xml:id="id20" draw:id="id20" draw:layer="layout" svg:width="5.115cm" svg:height="4.939cm" svg:x="15.713cm" svg:y="13.462cm">
          <draw:image xlink:href="Pictures/10000000000000910000008C868D6347.png" xlink:type="simple" xlink:show="embed" xlink:actuate="onLoad">
            <text:p/>
          </draw:image>
        </draw:frame>
        <draw:frame draw:style-name="gr2" draw:text-style-name="P3" xml:id="id21" draw:id="id21" draw:layer="layout" svg:width="5.259cm" svg:height="5.041cm" svg:x="21.157cm" svg:y="13.462cm">
          <draw:image xlink:href="Pictures/10000201000000500000005C26CF91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text-style-name="P2" draw:layer="layout" svg:width="20cm" svg:height="2cm" svg:x="1.4cm" svg:y="1.6cm" presentation:class="title">
          <draw:text-box>
            <text:p><text:span text:style-name="T1">自由软件</text:span><text:span text:style-name="T1">/</text:span><text:span text:style-name="T1">开源软件</text:span></text:p>
          </draw:text-box>
        </draw:frame>
        <draw:frame draw:style-name="gr2" draw:text-style-name="P3" xml:id="id22" draw:id="id22" draw:layer="layout" svg:width="22.859cm" svg:height="14.154cm" svg:x="2.794cm" svg:y="4.642cm">
          <draw:image xlink:href="Pictures/100002010000036000000217B6C9685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text-style-name="P2" draw:layer="layout" svg:width="20cm" svg:height="2cm" svg:x="1.4cm" svg:y="1.6cm" presentation:class="title">
          <draw:text-box>
            <text:p><text:span text:style-name="T1">延伸阅读</text:span>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23" text:id="id23"><text:span text:style-name="T1">Linux</text:span><text:span text:style-name="T1">基础操作：</text:span></text:p>
                <text:p xml:id="id24" text:id="id24"><text:span text:style-name="T1">鸟哥的</text:span><text:span text:style-name="T1">Linux</text:span><text:span text:style-name="T1">私房菜</text:span><text:span text:style-name="T1">(</text:span><text:span text:style-name="T1">基础学习篇</text:span><text:span text:style-name="T1">)</text:span></text:p>
                <text:p><text:span text:style-name="T1"/></text:p>
              </text:list-item>
              <text:list-item>
                <text:p xml:id="id25" text:id="id25"><text:span text:style-name="T1">Linux</text:span><text:span text:style-name="T1">编程</text:span><text:span text:style-name="T1">(</text:span><text:span text:style-name="T1">将在中级课程中详细介绍</text:span><text:span text:style-name="T1">)</text:span><text:span text:style-name="T1">：</text:span></text:p>
                <text:p xml:id="id26" text:id="id26"><text:span text:style-name="T1">UNIX</text:span><text:span text:style-name="T1">环境高级编程</text:span><text:span text:style-name="T1">(</text:span><text:span text:style-name="T1">第三版</text:span><text:span text:style-name="T1">)</text:span></text:p>
                <text:p xml:id="id27" text:id="id27"><text:span text:style-name="T1">UNIX</text:span><text:span text:style-name="T1">网络编程</text:span><text:span text:style-name="T1">(</text:span><text:span text:style-name="T1">卷</text:span><text:span text:style-name="T1">1:</text:span><text:span text:style-name="T1">套接字</text:span><text:span text:style-name="T1">API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Arial1" svg:font-family="Arial" style:font-pitch="variable"/>
    <style:font-face style:name="Liberation Sans2" svg:font-family="'Liberation San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1:05:38.702485073</meta:creation-date>
    <dc:date>2014-07-21T15:50:53.449658741</dc:date>
    <meta:editing-duration>PT5H31M23S</meta:editing-duration>
    <meta:editing-cycles>258</meta:editing-cycles>
    <meta:generator>LibreOffice/4.2.5.2$Linux_X86_64 LibreOffice_project/420$Build-2</meta:generator>
    <meta:document-statistic meta:object-count="68"/>
  </office:meta>
</office:document-meta>
</file>